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25-01-02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24-01-04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23-01-05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052" calcext:value-type="float">
            <text:p>91.7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22-01-24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21-01-08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20-01-0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0208" calcext:value-type="float">
            <text:p>87.7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9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9-01-02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8-10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8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8-01-02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7-10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4376" calcext:value-type="float">
            <text:p>89.1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7-01-09 15:56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6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5824" calcext:value-type="float">
            <text:p>99.17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6-01-04 16:19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5-10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6264" calcext:value-type="float">
            <text:p>114.12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5-01-05 17:18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4-01-06 17:1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772" calcext:value-type="float">
            <text:p>80.8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2744" calcext:value-type="float">
            <text:p>82.1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3-10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3-01-07 16:08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2-10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2-04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2-01-04 21:46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3856" calcext:value-type="float">
            <text:p>77.3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1-10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1-01-03 19:2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0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7264" calcext:value-type="float">
            <text:p>84.0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0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09-10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09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08-10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07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06-10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06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05-10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05-07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04-10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27101082601</text:p>
          </table:table-cell>
          <table:table-cell office:value-type="string" calcext:value-type="string">
            <text:p>2004-04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